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DEAxisService.isJmsEndpoint( ProcessConf pconf , QName wsdlServiceName , String por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DEAxisService.declarePartsElements( Definition wsdlDefinition , QName wsdlServiceName , String axisServiceName , String port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SDL11ToAxisPatchedBuilder.WSDL11ToAxisPatchedBuilder( InputStream in , QName serviceName , String por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11ToAxisPatchedBuilder.WSDL11ToAxisPatchedBuilder( InputStream in , Axis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11ToAxisPatchedBuilder.WSDL11ToAxisPatchedBuilder( Definition def , QName serviceName , String portName , boolean isAllPo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AxisService.extractServiceName( ProcessConf pconf , QName wsdlServiceName , String por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DEAxisService.extractEndpointUri( ProcessConf pconf , QName wsdlServiceName , String port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ODEAxisService.extractJMSDestinationName( String serviceName , String base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ODEAxisService.parseURLForService( String path , String baseUri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WSDL11ToAxisPatchedBuilder.WSDL11ToAxisPatchedBuilder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11ToAxisPatchedBuilder.getXMLSchema( Element element , String base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DEAxisService.createService( AxisConfiguration axisConfig , ProcessConf pconf , QName wsdlServiceName , String portName , String axisServiceNam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">
            <text:p text:style-name="Table_20_Contents">4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ODEAxisService.deriveBaseServiceUri( ProcessConf pconf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ODEAxisService.createService( AxisConfiguration axisConfig , QName serviceQName , String port , String axisName , Definition wsdlDef , MessageReceiver recei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SDL11ToAxisPatchedBuilder.WSDL11ToAxisPatchedBuilder( Definition def , QName serviceName , String por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